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fo:letter-spacing="normal" fo:font-style="normal" fo:font-weight="normal"/>
    </style:style>
    <style:style style:name="P3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 officeooo:rsid="000c3cc5" officeooo:paragraph-rsid="000c3cc5"/>
    </style:style>
    <style:style style:name="P4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5" style:family="paragraph" style:parent-style-name="Quotations">
      <style:paragraph-properties fo:margin-left="0cm" fo:margin-right="0cm" fo:widows="1" fo:text-indent="0cm" style:auto-text-indent="false"/>
      <style:text-properties fo:font-variant="normal" fo:text-transform="none" fo:color="#000000" fo:letter-spacing="normal"/>
    </style:style>
    <style:style style:name="T1" style:family="text">
      <style:text-properties fo:color="#ff0000" fo:font-weight="bold"/>
    </style:style>
    <style:style style:name="T2" style:family="text">
      <style:text-properties style:text-position="33% 80%"/>
    </style:style>
    <style:style style:name="T3" style:family="text">
      <style:text-properties fo:font-size="11.25pt" fo:font-style="normal" fo:font-weight="bold"/>
    </style:style>
    <style:style style:name="T4" style:family="text">
      <style:text-properties fo:font-size="11.2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 sequence of triangle numbers is generated by adding the natural numbers. So the 7<text:span text:style-name="T2">th </text:span>triangle number would be 1 + 2 + 3 + 4 + 5 + 6 + 7 = 28. The first ten terms would be:</text:p>
      <text:p text:style-name="P1">1, 3, 6, 10, 15, 21, 28, 36, 45, 55, ...</text:p>
      <text:p text:style-name="P1">Let us list the factors of the first seven triangle numbers:</text:p>
      <text:p text:style-name="P5"><text:span text:style-name="T3">1</text:span><text:span text:style-name="T4">: 1<text:line-break/></text:span><text:span text:style-name="T3">3</text:span><text:span text:style-name="T4">: 1,3<text:line-break/></text:span><text:span text:style-name="T3">6</text:span><text:span text:style-name="T4">: 1,2,3,6<text:line-break/></text:span><text:span text:style-name="T3">10</text:span><text:span text:style-name="T4">: 1,2,5,10<text:line-break/></text:span><text:span text:style-name="T3">15</text:span><text:span text:style-name="T4">: 1,3,5,15<text:line-break/></text:span><text:span text:style-name="T3">21</text:span><text:span text:style-name="T4">: 1,3,7,21<text:line-break/></text:span><text:span text:style-name="T3">28</text:span><text:span text:style-name="T4">: 1,2,4,7,14,28</text:span></text:p>
      <text:p text:style-name="P1">We can see that 28 is the first triangle number to have over five divisors.</text:p>
      <text:p text:style-name="P1">What is the value of the first triangle number to have over five hundred divisors?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9:03:45.743000000</meta:creation-date>
    <dc:date>2015-06-06T18:21:49.426000000</dc:date>
    <meta:editing-duration>PT4M36S</meta:editing-duration>
    <meta:editing-cycles>6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6" meta:word-count="106" meta:character-count="510" meta:non-whitespace-character-count="410"/>
  </office:meta>
</office:document-meta>
</file>